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ine Frage, wäre ein Blog über KI jetzt empfehlenswert um damit kurz oder mittelfristig geld zu verdienen? </text:p>
      <text:p text:style-name="Standard"/>
      <text:p text:style-name="Standard">Ein Blog über KI kann eine gute Möglichkeit sein, um mittelfristig Geld zu verdienen. Da KI ein sehr aktuelles Thema ist, können Sie ein breites Publikum ansprechen und möglicherweise eine Menge Traffic generieren. Sie können auch verschiedene Online-Marketing-Strategien verwenden, um Ihren Blog bekannter zu machen und mehr Traffic zu generieren. Wenn Sie hochwertige Inhalte erstellen und Ihren Blog strategisch vermarkten, können Sie möglicherweise ein Einkommen generieren.</text:p>
      <text:p text:style-name="Standard"/>
      <text:p text:style-name="Standard">Sag mir mal eine Beispiel Marketing-Strategie für mein Software-Unternehmen</text:p>
      <text:p text:style-name="Standard"/>
      <text:p text:style-name="Standard">Eine Beispiel-Marketing-Strategie für Ihr Software-Unternehmen könnte wie folgt aussehen: </text:p>
      <text:p text:style-name="Standard"/>
      <text:p text:style-name="Standard">1. Erstellen Sie ein professionelles Profil auf einer Online-Plattform, auf der Sie Ihre Dienstleistungen anbieten können. </text:p>
      <text:p text:style-name="Standard">2. Veröffentlichen Sie eine Anzeige in einem Online-Forum (z.B. Reddit, Stack Overflow) oder einer anderen digitalen Plattform, in der Sie Ihre Dienstleistungen anbieten können. </text:p>
      <text:p text:style-name="Standard">3. Nutzen Sie soziale Netzwerke wie Facebook, Twitter, LinkedIn usw., um sich und Ihr Unternehmen vorzustellen und Ihre Dienstleistungen zu bewerben. </text:p>
      <text:p text:style-name="Standard">4. Erstellen Sie einen Blog, in dem Sie über Ihre Dienstleistungen und Softwarelö ..sungen schreiben und aktuell halten. </text:p>
      <text:p text:style-name="Standard">5. Erstellen Sie Werbebanner und Anzeigen, mit denen Sie Ihre Dienstleistungen auf verschiedenen Websites bewerben können. </text:p>
      <text:p text:style-name="Standard">6. Versenden Sie E-Mails an potenzielle Kunden, um sich vorzustellen und Ihre Dienstleistungen zu bewerben. </text:p>
      <text:p text:style-name="Standard">7. Erstellen Sie eine Kundenliste, auf der Sie Ihre Kunden und deren Kontaktdaten speichern können. </text:p>
      <text:p text:style-name="Standard">8. Erstellen Sie ein Newsletter, in dem Sie Ihren Kunden regelmäßig Informationen über Ihre Dienstleistungen und Softwarelösungen zur Verfügung stellen. </text:p>
      <text:p text:style-name="Standard">9. Erstellen Sie ein Kundenfeedback-System, um die Zufriedenheit Ihrer Kunden zu messen. </text:p>
      <text:p text:style-name="Standard">10. Erstellen Sie ein System zur automatischen Ver . </text:p>
      <text:p text:style-name="Standard">arbeitung von Bestellungen und Zahlungen. ...</text:p>
      <text:p text:style-name="Standard"/>
      <text:p text:style-name="Standard">Diese Strategie kann Ihnen helfen, Ihr Unternehmen bekannter zu machen und mehr Kunden zu gewinn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9T21:33:37.612214308</meta:creation-date>
    <dc:date>2023-01-19T21:36:47.756381203</dc:date>
    <meta:editing-duration>PT2M43S</meta:editing-duration>
    <meta:editing-cycles>2</meta:editing-cycles>
    <meta:generator>LibreOffice/6.4.7.2$Linux_X86_64 LibreOffice_project/40$Build-2</meta:generator>
    <meta:document-statistic meta:table-count="0" meta:image-count="0" meta:object-count="0" meta:page-count="1" meta:paragraph-count="16" meta:word-count="288" meta:character-count="2092" meta:non-whitespace-character-count="1808"/>
  </office:meta>
</office:document-meta>
</file>